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eaaf4" officeooo:paragraph-rsid="00154dbe"/>
    </style:style>
    <style:style style:name="P19" style:family="paragraph" style:parent-style-name="Standard">
      <style:text-properties officeooo:rsid="0018eff4" officeooo:paragraph-rsid="0018eff4"/>
    </style:style>
    <style:style style:name="P20" style:family="paragraph" style:parent-style-name="Standard">
      <style:text-properties fo:font-weight="normal" officeooo:rsid="0019fbcd" officeooo:paragraph-rsid="00154dbe" style:font-weight-asian="normal" style:font-weight-complex="normal"/>
    </style:style>
    <style:style style:name="P21" style:family="paragraph" style:parent-style-name="Standard">
      <style:text-properties fo:font-style="italic" officeooo:rsid="0020de66" officeooo:paragraph-rsid="0020de66" style:font-style-asian="italic" style:font-style-complex="italic"/>
    </style:style>
    <style:style style:name="P22" style:family="paragraph" style:parent-style-name="Standard">
      <style:text-properties officeooo:paragraph-rsid="002d6c9f"/>
    </style:style>
    <style:style style:name="P23" style:family="paragraph" style:parent-style-name="Table_20_Contents">
      <style:paragraph-properties fo:text-align="center" style:justify-single-word="false"/>
      <style:text-properties officeooo:rsid="001eec9b" officeooo:paragraph-rsid="0012c308"/>
    </style:style>
    <style:style style:name="P24" style:family="paragraph" style:parent-style-name="Table_20_Contents">
      <style:paragraph-properties fo:text-align="center" style:justify-single-word="false"/>
      <style:text-properties officeooo:rsid="001eec9b" officeooo:paragraph-rsid="00154dbe"/>
    </style:style>
    <style:style style:name="P25" style:family="paragraph" style:parent-style-name="Table_20_Contents">
      <style:text-properties officeooo:rsid="001eec9b" officeooo:paragraph-rsid="0012c308"/>
    </style:style>
    <style:style style:name="P26" style:family="paragraph" style:parent-style-name="Table_20_Contents">
      <style:paragraph-properties fo:text-align="center" style:justify-single-word="false"/>
      <style:text-properties officeooo:paragraph-rsid="0012c308"/>
    </style:style>
    <style:style style:name="P27" style:family="paragraph" style:parent-style-name="Table_20_Contents">
      <style:paragraph-properties fo:text-align="center" style:justify-single-word="false"/>
      <style:text-properties officeooo:paragraph-rsid="00145309"/>
    </style:style>
    <style:style style:name="P28" style:family="paragraph" style:parent-style-name="Table_20_Contents">
      <style:paragraph-properties fo:text-align="center" style:justify-single-word="false"/>
      <style:text-properties officeooo:rsid="00269cd1" officeooo:paragraph-rsid="0012c308"/>
    </style:style>
    <style:style style:name="P29" style:family="paragraph" style:parent-style-name="Table_20_Contents">
      <style:text-properties officeooo:rsid="00269cd1" officeooo:paragraph-rsid="0012c308"/>
    </style:style>
    <style:style style:name="P30" style:family="paragraph" style:parent-style-name="Table_20_Contents">
      <style:paragraph-properties fo:text-align="center" style:justify-single-word="false"/>
      <style:text-properties officeooo:rsid="003e567e" officeooo:paragraph-rsid="0012c308"/>
    </style:style>
    <style:style style:name="P31" style:family="paragraph" style:parent-style-name="Table_20_Contents">
      <style:text-properties officeooo:rsid="003e567e" officeooo:paragraph-rsid="0012c308"/>
    </style:style>
    <style:style style:name="P32"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3" style:family="paragraph" style:parent-style-name="Table_20_Contents">
      <style:paragraph-properties fo:text-align="center" style:justify-single-word="false"/>
      <style:text-properties officeooo:rsid="002a4b95" officeooo:paragraph-rsid="0013a405"/>
    </style:style>
    <style:style style:name="P34" style:family="paragraph" style:parent-style-name="Table_20_Contents">
      <style:text-properties officeooo:rsid="002a4b95" officeooo:paragraph-rsid="0013a405"/>
    </style:style>
    <style:style style:name="P35" style:family="paragraph" style:parent-style-name="Table_20_Contents">
      <style:paragraph-properties fo:text-align="center" style:justify-single-word="false"/>
      <style:text-properties officeooo:rsid="002cb670" officeooo:paragraph-rsid="0013a405"/>
    </style:style>
    <style:style style:name="P36" style:family="paragraph" style:parent-style-name="Table_20_Contents">
      <style:text-properties officeooo:rsid="002cb670" officeooo:paragraph-rsid="0013a405"/>
    </style:style>
    <style:style style:name="P37" style:family="paragraph" style:parent-style-name="Table_20_Contents">
      <style:paragraph-properties fo:text-align="center" style:justify-single-word="false"/>
      <style:text-properties officeooo:rsid="002d6b59" officeooo:paragraph-rsid="0013a405"/>
    </style:style>
    <style:style style:name="P38" style:family="paragraph" style:parent-style-name="Table_20_Contents">
      <style:text-properties officeooo:rsid="002d6b59" officeooo:paragraph-rsid="0013a405"/>
    </style:style>
    <style:style style:name="P39" style:family="paragraph" style:parent-style-name="Table_20_Contents">
      <style:paragraph-properties fo:text-align="center" style:justify-single-word="false"/>
      <style:text-properties officeooo:rsid="002eb889" officeooo:paragraph-rsid="0013a405"/>
    </style:style>
    <style:style style:name="P40" style:family="paragraph" style:parent-style-name="Table_20_Contents">
      <style:text-properties officeooo:rsid="002e1234" officeooo:paragraph-rsid="0013a405"/>
    </style:style>
    <style:style style:name="P41" style:family="paragraph" style:parent-style-name="Table_20_Contents">
      <style:text-properties officeooo:paragraph-rsid="0013a405"/>
    </style:style>
    <style:style style:name="P42" style:family="paragraph" style:parent-style-name="Table_20_Contents">
      <style:paragraph-properties fo:text-align="center" style:justify-single-word="false"/>
      <style:text-properties officeooo:rsid="015136fd" officeooo:paragraph-rsid="00145309"/>
    </style:style>
    <style:style style:name="P43" style:family="paragraph" style:parent-style-name="Table_20_Contents">
      <style:text-properties officeooo:rsid="015136fd" officeooo:paragraph-rsid="00145309"/>
    </style:style>
    <style:style style:name="P44" style:family="paragraph" style:parent-style-name="Table_20_Contents">
      <style:paragraph-properties fo:text-align="center" style:justify-single-word="false"/>
      <style:text-properties officeooo:rsid="00154dbe" officeooo:paragraph-rsid="00154dbe"/>
    </style:style>
    <style:style style:name="P45" style:family="paragraph" style:parent-style-name="Table_20_Contents">
      <style:text-properties officeooo:rsid="00154dbe" officeooo:paragraph-rsid="00154dbe"/>
    </style:style>
    <style:style style:name="P46" style:family="paragraph" style:parent-style-name="Table_20_Contents">
      <style:text-properties officeooo:rsid="001cebc5" officeooo:paragraph-rsid="00154dbe"/>
    </style:style>
    <style:style style:name="P47" style:family="paragraph" style:parent-style-name="Table_20_Contents">
      <style:text-properties officeooo:paragraph-rsid="00154dbe"/>
    </style:style>
    <style:style style:name="P48" style:family="paragraph" style:parent-style-name="Table_20_Contents">
      <style:paragraph-properties fo:text-align="center" style:justify-single-word="false"/>
      <style:text-properties officeooo:rsid="002d4f0a" officeooo:paragraph-rsid="002d4f0a"/>
    </style:style>
    <style:style style:name="P49" style:family="paragraph" style:parent-style-name="Table_20_Contents">
      <style:text-properties officeooo:rsid="002d4f0a" officeooo:paragraph-rsid="002d4f0a"/>
    </style:style>
    <style:style style:name="P50" style:family="paragraph" style:parent-style-name="Table_20_Contents">
      <style:paragraph-properties fo:text-align="center" style:justify-single-word="false"/>
      <style:text-properties officeooo:rsid="00385ab3" officeooo:paragraph-rsid="00385ab3"/>
    </style:style>
    <style:style style:name="P51" style:family="paragraph" style:parent-style-name="Table_20_Contents">
      <style:text-properties officeooo:rsid="00385ab3" officeooo:paragraph-rsid="00385ab3"/>
    </style:style>
    <style:style style:name="P52" style:family="paragraph" style:parent-style-name="Table_20_Heading">
      <style:text-properties fo:font-weight="bold" officeooo:rsid="001eec9b" officeooo:paragraph-rsid="0012c308" style:font-weight-asian="bold" style:font-weight-complex="bold"/>
    </style:style>
    <style:style style:name="P53" style:family="paragraph" style:parent-style-name="Table_20_Heading">
      <style:text-properties fo:font-weight="bold" officeooo:rsid="001eec9b" officeooo:paragraph-rsid="00154dbe" style:font-weight-asian="bold" style:font-weight-complex="bold"/>
    </style:style>
    <style:style style:name="P54" style:family="paragraph" style:parent-style-name="Table_20_Heading">
      <style:text-properties fo:font-weight="bold" officeooo:rsid="001cebc5" officeooo:paragraph-rsid="00154dbe" style:font-weight-asian="bold" style:font-weight-complex="bold"/>
    </style:style>
    <style:style style:name="P55" style:family="paragraph" style:parent-style-name="Table_20_Heading">
      <style:text-properties officeooo:rsid="001eec9b" officeooo:paragraph-rsid="0012c308"/>
    </style:style>
    <style:style style:name="P56" style:family="paragraph" style:parent-style-name="Table_20_Heading">
      <style:text-properties officeooo:rsid="001eec9b" officeooo:paragraph-rsid="00154dbe"/>
    </style:style>
    <style:style style:name="P57" style:family="paragraph" style:parent-style-name="Table_20_Heading">
      <style:text-properties officeooo:rsid="015136fd" officeooo:paragraph-rsid="00145309"/>
    </style:style>
    <style:style style:name="P58" style:family="paragraph" style:parent-style-name="Table_20_Heading">
      <style:text-properties officeooo:rsid="001cebc5" officeooo:paragraph-rsid="00154dbe"/>
    </style:style>
    <style:style style:name="P59" style:family="paragraph" style:parent-style-name="Text_20_body">
      <style:text-properties officeooo:rsid="001eec9b" officeooo:paragraph-rsid="0012c308"/>
    </style:style>
    <style:style style:name="P60" style:family="paragraph" style:parent-style-name="Text_20_body">
      <style:text-properties officeooo:rsid="0017de21" officeooo:paragraph-rsid="0012c308"/>
    </style:style>
    <style:style style:name="P61" style:family="paragraph" style:parent-style-name="Text_20_body">
      <style:text-properties officeooo:rsid="0055a16d" officeooo:paragraph-rsid="0013a405"/>
    </style:style>
    <style:style style:name="P62" style:family="paragraph" style:parent-style-name="Text_20_body">
      <style:paragraph-properties fo:text-align="center" style:justify-single-word="false"/>
      <style:text-properties officeooo:rsid="001baefe" officeooo:paragraph-rsid="0013a405"/>
    </style:style>
    <style:style style:name="P63" style:family="paragraph" style:parent-style-name="Text_20_body">
      <style:text-properties officeooo:rsid="001baefe" officeooo:paragraph-rsid="0013a405"/>
    </style:style>
    <style:style style:name="P64" style:family="paragraph" style:parent-style-name="Text_20_body">
      <style:text-properties fo:color="#808080" fo:font-style="italic" officeooo:rsid="0021d51a" officeooo:paragraph-rsid="0013a405"/>
    </style:style>
    <style:style style:name="P65" style:family="paragraph" style:parent-style-name="Text_20_body">
      <style:text-properties officeooo:rsid="0013a405" officeooo:paragraph-rsid="0013a405"/>
    </style:style>
    <style:style style:name="P66" style:family="paragraph" style:parent-style-name="Text_20_body">
      <style:text-properties officeooo:rsid="00145309" officeooo:paragraph-rsid="00145309"/>
    </style:style>
    <style:style style:name="P67" style:family="paragraph" style:parent-style-name="Text_20_body">
      <style:text-properties officeooo:rsid="015136fd" officeooo:paragraph-rsid="00145309"/>
    </style:style>
    <style:style style:name="P68" style:family="paragraph" style:parent-style-name="Text_20_body">
      <style:text-properties officeooo:rsid="00154dbe" officeooo:paragraph-rsid="00154dbe"/>
    </style:style>
    <style:style style:name="P69" style:family="paragraph" style:parent-style-name="Text_20_body">
      <style:text-properties officeooo:paragraph-rsid="00154dbe"/>
    </style:style>
    <style:style style:name="P70" style:family="paragraph" style:parent-style-name="Text_20_body">
      <style:text-properties officeooo:rsid="001992fa" officeooo:paragraph-rsid="00154dbe"/>
    </style:style>
    <style:style style:name="P71" style:family="paragraph" style:parent-style-name="Text_20_body">
      <style:text-properties fo:font-weight="normal" officeooo:rsid="001992fa" officeooo:paragraph-rsid="00154dbe" style:font-weight-asian="normal" style:font-weight-complex="normal"/>
    </style:style>
    <style:style style:name="P72" style:family="paragraph" style:parent-style-name="Text_20_body">
      <style:text-properties officeooo:rsid="0019fbcd" officeooo:paragraph-rsid="00154dbe"/>
    </style:style>
    <style:style style:name="P73" style:family="paragraph" style:parent-style-name="Text_20_body">
      <style:text-properties officeooo:rsid="00257142" officeooo:paragraph-rsid="00154dbe"/>
    </style:style>
    <style:style style:name="P74" style:family="paragraph" style:parent-style-name="Text_20_body">
      <style:text-properties officeooo:rsid="0017b393" officeooo:paragraph-rsid="0017b393"/>
    </style:style>
    <style:style style:name="P75" style:family="paragraph" style:parent-style-name="Text_20_body">
      <style:text-properties officeooo:rsid="0017b393" officeooo:paragraph-rsid="0018eff4"/>
    </style:style>
    <style:style style:name="P76" style:family="paragraph" style:parent-style-name="Text_20_body">
      <style:text-properties officeooo:rsid="0018eff4" officeooo:paragraph-rsid="0018eff4"/>
    </style:style>
    <style:style style:name="P77" style:family="paragraph" style:parent-style-name="Text_20_body">
      <style:text-properties officeooo:rsid="00192768" officeooo:paragraph-rsid="00192768"/>
    </style:style>
    <style:style style:name="P78" style:family="paragraph" style:parent-style-name="Text_20_body">
      <style:text-properties officeooo:rsid="0015f3aa" officeooo:paragraph-rsid="0015f3aa"/>
    </style:style>
    <style:style style:name="P79" style:family="paragraph" style:parent-style-name="Text_20_body">
      <style:text-properties officeooo:paragraph-rsid="0013a405"/>
    </style:style>
    <style:style style:name="P80" style:family="paragraph" style:parent-style-name="Text_20_body">
      <style:paragraph-properties fo:text-align="center" style:justify-single-word="false"/>
      <style:text-properties officeooo:paragraph-rsid="0013a405"/>
    </style:style>
    <style:style style:name="P81" style:family="paragraph" style:parent-style-name="Text_20_body">
      <style:paragraph-properties fo:text-align="center" style:justify-single-word="false"/>
      <style:text-properties officeooo:rsid="002d4f0a" officeooo:paragraph-rsid="002d4f0a"/>
    </style:style>
    <style:style style:name="P82" style:family="paragraph" style:parent-style-name="Text_20_body">
      <style:text-properties officeooo:rsid="002d4f0a" officeooo:paragraph-rsid="002d4f0a"/>
    </style:style>
    <style:style style:name="P83" style:family="paragraph" style:parent-style-name="Text_20_body">
      <style:text-properties officeooo:paragraph-rsid="002dc8b4"/>
    </style:style>
    <style:style style:name="P84" style:family="paragraph" style:parent-style-name="Text_20_body">
      <style:text-properties officeooo:paragraph-rsid="0033cc66"/>
    </style:style>
    <style:style style:name="P85" style:family="paragraph" style:parent-style-name="Text_20_body">
      <style:text-properties officeooo:paragraph-rsid="00385ab3"/>
    </style:style>
    <style:style style:name="P86"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87" style:family="paragraph" style:parent-style-name="Heading_20_1">
      <style:text-properties officeooo:rsid="00154dbe" officeooo:paragraph-rsid="00154dbe"/>
    </style:style>
    <style:style style:name="P88" style:family="paragraph" style:parent-style-name="Heading_20_1">
      <style:text-properties officeooo:rsid="0017b393" officeooo:paragraph-rsid="0017b393"/>
    </style:style>
    <style:style style:name="P89" style:family="paragraph" style:parent-style-name="Heading_20_2">
      <style:text-properties officeooo:rsid="00257142" officeooo:paragraph-rsid="00154dbe"/>
    </style:style>
    <style:style style:name="P90" style:family="paragraph" style:parent-style-name="Heading_20_2">
      <style:text-properties officeooo:rsid="00154dbe" officeooo:paragraph-rsid="00154dbe"/>
    </style:style>
    <style:style style:name="P91" style:family="paragraph" style:parent-style-name="Heading_20_2">
      <style:text-properties officeooo:rsid="00145309" officeooo:paragraph-rsid="00154dbe"/>
    </style:style>
    <style:style style:name="P92" style:family="paragraph" style:parent-style-name="Heading_20_3">
      <style:text-properties officeooo:rsid="0012c308" officeooo:paragraph-rsid="0012c308"/>
    </style:style>
    <style:style style:name="P93" style:family="paragraph" style:parent-style-name="Text_20_body" style:list-style-name="L1">
      <style:text-properties officeooo:paragraph-rsid="00154dbe"/>
    </style:style>
    <style:style style:name="P94" style:family="paragraph" style:parent-style-name="Text_20_body" style:list-style-name="L1">
      <style:text-properties officeooo:rsid="00257142" officeooo:paragraph-rsid="00154dbe"/>
    </style:style>
    <style:style style:name="P95" style:family="paragraph" style:parent-style-name="Text_20_body" style:list-style-name="L1">
      <style:text-properties officeooo:rsid="00221339" officeooo:paragraph-rsid="00221339"/>
    </style:style>
    <style:style style:name="P96" style:family="paragraph" style:parent-style-name="Text_20_body" style:list-style-name="L2">
      <style:text-properties officeooo:paragraph-rsid="0015f3aa"/>
    </style:style>
    <style:style style:name="P97" style:family="paragraph" style:parent-style-name="Text_20_body" style:list-style-name="L2">
      <style:text-properties officeooo:rsid="0017b393" officeooo:paragraph-rsid="0015f3aa"/>
    </style:style>
    <style:style style:name="P98" style:family="paragraph" style:parent-style-name="Text_20_body" style:list-style-name="L2">
      <style:text-properties officeooo:rsid="0015f3aa" officeooo:paragraph-rsid="0015f3aa"/>
    </style:style>
    <style:style style:name="P99" style:family="paragraph" style:parent-style-name="Text_20_body" style:list-style-name="L3"/>
    <style:style style:name="P100"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fo:font-style="normal" fo:font-weight="bold" officeooo:rsid="00347ee0"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officeooo:rsid="002eb889" style:font-style-asian="normal" style:font-style-complex="normal"/>
    </style:style>
    <style:style style:name="T27" style:family="text">
      <style:text-properties fo:font-style="normal" officeooo:rsid="002cb670" style:font-style-asian="normal" style:font-style-complex="normal"/>
    </style:style>
    <style:style style:name="T28" style:family="text">
      <style:text-properties fo:font-style="normal" officeooo:rsid="0167af92" style:font-style-asian="normal" style:font-style-complex="normal"/>
    </style:style>
    <style:style style:name="T29" style:family="text">
      <style:text-properties fo:font-style="normal" officeooo:rsid="00154dbe" style:font-style-asian="normal" style:font-style-complex="normal"/>
    </style:style>
    <style:style style:name="T30" style:family="text">
      <style:text-properties fo:font-style="normal" officeooo:rsid="0021b14d" style:font-style-asian="normal" style:font-style-complex="normal"/>
    </style:style>
    <style:style style:name="T31" style:family="text">
      <style:text-properties fo:font-style="normal" officeooo:rsid="002d6c9f" style:font-style-asian="normal" style:font-style-complex="normal"/>
    </style:style>
    <style:style style:name="T32" style:family="text">
      <style:text-properties fo:font-style="normal" officeooo:rsid="002dc8b4" style:font-style-asian="normal" style:font-style-complex="normal"/>
    </style:style>
    <style:style style:name="T33" style:family="text">
      <style:text-properties fo:font-style="normal" officeooo:rsid="002d4f0a" style:font-style-asian="normal" style:font-style-complex="normal"/>
    </style:style>
    <style:style style:name="T34" style:family="text">
      <style:text-properties fo:font-style="normal" officeooo:rsid="0033cc66" style:font-style-asian="normal" style:font-style-complex="normal"/>
    </style:style>
    <style:style style:name="T35" style:family="text">
      <style:text-properties fo:font-style="normal" officeooo:rsid="00347ee0" style:font-style-asian="normal" style:font-style-complex="normal"/>
    </style:style>
    <style:style style:name="T36" style:family="text">
      <style:text-properties fo:font-style="normal" officeooo:rsid="00385ab3" style:font-style-asian="normal" style:font-style-complex="normal"/>
    </style:style>
    <style:style style:name="T37" style:family="text">
      <style:text-properties officeooo:rsid="002e1234"/>
    </style:style>
    <style:style style:name="T38" style:family="text">
      <style:text-properties officeooo:rsid="002eb889"/>
    </style:style>
    <style:style style:name="T39" style:family="text">
      <style:text-properties officeooo:rsid="002f5b48"/>
    </style:style>
    <style:style style:name="T40" style:family="text">
      <style:text-properties style:font-name="Liberation Mono" fo:font-size="10pt" fo:font-weight="bold" style:font-size-asian="10pt" style:font-weight-asian="bold" style:font-size-complex="10pt" style:font-weight-complex="bold"/>
    </style:style>
    <style:style style:name="T41" style:family="text">
      <style:text-properties style:font-name="Liberation Mono" fo:font-size="10pt" fo:font-weight="bold" officeooo:rsid="00154dbe" style:font-size-asian="10pt" style:font-weight-asian="bold" style:font-size-complex="10pt" style:font-weight-complex="bold"/>
    </style:style>
    <style:style style:name="T42" style:family="text">
      <style:text-properties style:font-name="Liberation Mono" fo:font-size="10pt" fo:font-weight="bold" officeooo:rsid="0015f3aa" style:font-size-asian="10pt" style:font-weight-asian="bold" style:font-size-complex="10pt" style:font-weight-complex="bold"/>
    </style:style>
    <style:style style:name="T43" style:family="text">
      <style:text-properties style:font-name="Liberation Mono" fo:font-size="10pt" fo:font-weight="bold" officeooo:rsid="002d4f0a" style:font-size-asian="10pt" style:font-weight-asian="bold" style:font-size-complex="10pt" style:font-weight-complex="bold"/>
    </style:style>
    <style:style style:name="T4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5"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6"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47"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48" style:family="text">
      <style:text-properties style:font-name="Liberation Mono" fo:font-size="10pt" fo:font-style="normal" style:font-size-asian="10pt" style:font-style-asian="normal" style:font-size-complex="10pt" style:font-style-complex="normal"/>
    </style:style>
    <style:style style:name="T49" style:family="text">
      <style:text-properties style:font-name="Liberation Mono" fo:font-size="10pt" fo:font-style="normal" officeooo:rsid="00320c21" style:font-size-asian="10pt" style:font-style-asian="normal" style:font-size-complex="10pt" style:font-style-complex="normal"/>
    </style:style>
    <style:style style:name="T50" style:family="text">
      <style:text-properties style:font-name="Liberation Mono" fo:font-size="10pt" fo:font-style="normal" officeooo:rsid="0033cc66" style:font-size-asian="10pt" style:font-style-asian="normal" style:font-size-complex="10pt" style:font-style-complex="normal"/>
    </style:style>
    <style:style style:name="T51" style:family="text">
      <style:text-properties style:font-name="Liberation Mono" fo:font-size="10pt" officeooo:rsid="002d4f0a" style:font-size-asian="10pt" style:font-size-complex="10pt"/>
    </style:style>
    <style:style style:name="T52" style:family="text">
      <style:text-properties style:font-name="Liberation Mono" fo:font-size="10pt" officeooo:rsid="002e330b" style:font-size-asian="10pt" style:font-size-complex="10pt"/>
    </style:style>
    <style:style style:name="T53" style:family="text">
      <style:text-properties style:font-name="Liberation Mono" fo:font-size="10pt" officeooo:rsid="00320c21" style:font-size-asian="10pt" style:font-size-complex="10pt"/>
    </style:style>
    <style:style style:name="T54" style:family="text">
      <style:text-properties style:font-name="Liberation Mono" fo:font-size="10pt" officeooo:rsid="0033cc66" style:font-size-asian="10pt" style:font-size-complex="10pt"/>
    </style:style>
    <style:style style:name="T55" style:family="text">
      <style:text-properties officeooo:rsid="0021d51a"/>
    </style:style>
    <style:style style:name="T56" style:family="text">
      <style:text-properties officeooo:rsid="00145309"/>
    </style:style>
    <style:style style:name="T57" style:family="text">
      <style:text-properties officeooo:rsid="00154dbe"/>
    </style:style>
    <style:style style:name="T58" style:family="text">
      <style:text-properties officeooo:rsid="001cebc5"/>
    </style:style>
    <style:style style:name="T59" style:family="text">
      <style:text-properties officeooo:rsid="0015f3aa"/>
    </style:style>
    <style:style style:name="T60" style:family="text">
      <style:text-properties officeooo:rsid="0017b393"/>
    </style:style>
    <style:style style:name="T61" style:family="text">
      <style:text-properties officeooo:rsid="0018eff4"/>
    </style:style>
    <style:style style:name="T62" style:family="text">
      <style:text-properties fo:font-size="9pt" style:font-size-asian="9pt" style:font-size-complex="9pt"/>
    </style:style>
    <style:style style:name="T63" style:family="text">
      <style:text-properties officeooo:rsid="00192768"/>
    </style:style>
    <style:style style:name="T64"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5"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6"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67"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68"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69"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0" style:family="text">
      <style:text-properties officeooo:rsid="001c0f73"/>
    </style:style>
    <style:style style:name="T71" style:family="text">
      <style:text-properties officeooo:rsid="001ff4bc"/>
    </style:style>
    <style:style style:name="T72" style:family="text">
      <style:text-properties officeooo:rsid="0021b14d"/>
    </style:style>
    <style:style style:name="T73" style:family="text">
      <style:text-properties officeooo:rsid="001baefe"/>
    </style:style>
    <style:style style:name="T74" style:family="text">
      <style:text-properties officeooo:rsid="00221339"/>
    </style:style>
    <style:style style:name="T75" style:family="text">
      <style:text-properties officeooo:rsid="0025ed9e"/>
    </style:style>
    <style:style style:name="T76" style:family="text">
      <style:text-properties officeooo:rsid="002d4f0a"/>
    </style:style>
    <style:style style:name="T77" style:family="text">
      <style:text-properties fo:font-size="10pt" fo:font-style="normal" fo:font-weight="bold" style:font-size-asian="10pt" style:font-style-asian="normal" style:font-weight-asian="bold" style:font-size-complex="10pt" style:font-style-complex="normal" style:font-weight-complex="bold"/>
    </style:style>
    <style:style style:name="T78"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79"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0" style:family="text">
      <style:text-properties fo:font-size="10pt" fo:font-style="normal" officeooo:rsid="0033cc66" style:font-size-asian="10pt" style:font-style-asian="normal" style:font-size-complex="10pt" style:font-style-complex="normal"/>
    </style:style>
    <style:style style:name="T81" style:family="text">
      <style:text-properties officeooo:rsid="002d6c9f"/>
    </style:style>
    <style:style style:name="T82" style:family="text">
      <style:text-properties fo:font-size="8pt" fo:font-weight="normal" style:font-size-asian="8pt" style:font-weight-asian="normal" style:font-size-complex="8pt" style:font-weight-complex="normal"/>
    </style:style>
    <style:style style:name="T83" style:family="text">
      <style:text-properties fo:font-size="8pt" fo:font-weight="normal" officeooo:rsid="002d6c9f" style:font-size-asian="8pt" style:font-weight-asian="normal" style:font-size-complex="8pt" style:font-weight-complex="normal"/>
    </style:style>
    <style:style style:name="T84" style:family="text">
      <style:text-properties officeooo:rsid="002dc8b4"/>
    </style:style>
    <style:style style:name="T85" style:family="text">
      <style:text-properties officeooo:rsid="002ddbf5"/>
    </style:style>
    <style:style style:name="T86" style:family="text">
      <style:text-properties officeooo:rsid="00316d9f"/>
    </style:style>
    <style:style style:name="T87" style:family="text">
      <style:text-properties officeooo:rsid="0033cc66"/>
    </style:style>
    <style:style style:name="T88" style:family="text">
      <style:text-properties style:font-name="Liberation Serif"/>
    </style:style>
    <style:style style:name="T89" style:family="text">
      <style:text-properties style:font-name="Liberation Serif" officeooo:rsid="0033cc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87" text:outline-level="1"><text:bookmark-start text:name="__RefHeading___Toc350652_127364881"/>What is a claim source?<text:bookmark-end text:name="__RefHeading___Toc350652_127364881"/></text:h>
      <text:p text:style-name="P68">A <text:span text:style-name="T15">claim source </text:span><text:span text:style-name="T25">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8">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8">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89" text:outline-level="2"><text:bookmark-start text:name="__RefHeading___Toc350658_127364881"/>Types<text:bookmark-end text:name="__RefHeading___Toc350658_127364881"/></text:h>
      <text:p text:style-name="P73">There are <text:span text:style-name="T74">6</text:span> general types of claim sources allowed.</text:p>
      <text:list xml:id="list1323481274" text:style-name="L1">
        <text:list-item>
          <text:p text:style-name="P94">LDAP. You may specify any LDAP server and supply credentials for it. </text:p>
        </text:list-item>
        <text:list-item>
          <text:p text:style-name="P94">HTTP headers. If your server passes claims in the headers of the in<text:span text:style-name="T70">i</text:span>tial request, you may harvest them.</text:p>
        </text:list-item>
        <text:list-item>
          <text:p text:style-name="P94">File. If your server stores information about, say, users in a file system</text:p>
        </text:list-item>
        <text:list-item>
          <text:p text:style-name="P94">NCSA default. Since this was created at the <text:span text:style-name="T15">National Center for Supercomputing Applications</text:span><text:span text:style-name="T25"> there is a specific source for that. Since you must be in the NCSA's VPN to access it, this is of limited utility outside of the organization.</text:span></text:p>
        </text:list-item>
        <text:list-item>
          <text:p text:style-name="P93"><text:span text:style-name="T28">C</text:span><text:span text:style-name="T29">ode</text:span><text:span text:style-name="T28">. You </text:span><text:span text:style-name="T19">may</text:span><text:span text:style-name="T28"> write any Java class that extends </text:span><text:a xlink:type="simple" xlink:href="https://cilogon.github.io/oa4mp/apidocs/edu/uiuc/ncsa/myproxy/oa4mp/oauth2/claims/BasicClaimsSourceImpl.html" text:style-name="Internet_20_link" text:visited-style-name="Visited_20_Internet_20_Link"><text:span text:style-name="T28">basic claim source</text:span></text:a><text:span text:style-name="T28"> and reference that. Generally you do not need to do this except in very, very specific cases <text:s/>and should use any built-in claim sources if at all possible.</text:span></text:p>
        </text:list-item>
        <text:list-item>
          <text:p text:style-name="P95"><text:span text:style-name="T28">R</text:span><text:span text:style-name="T25">ESTful calls</text:span></text:p>
        </text:list-item>
      </text:list>
      <text:h text:style-name="Heading_20_1" text:outline-level="1"><text:bookmark-start text:name="__RefHeading___Toc350660_127364881"/>Basic construction of a claim source<text:bookmark-end text:name="__RefHeading___Toc350660_127364881"/></text:h>
      <text:p text:style-name="P78">The basic steps are</text:p>
      <text:list xml:id="list3095206289" text:style-name="L2">
        <text:list-item>
          <text:p text:style-name="P97"><text:soft-page-break/>Create a <text:span text:style-name="T63">script to hold whatever you write. Everything goes in there. Of course, this being QDL and all, you can run everything </text:span></text:p>
        </text:list-item>
        <text:list-item>
          <text:p text:style-name="P96"><text:span text:style-name="T59">Create a configuration stem. You probably want to use the </text:span><text:span text:style-name="T42">new_template(type)</text:span><text:span text:style-name="T59"> function.</text:span></text:p>
        </text:list-item>
        <text:list-item>
          <text:p text:style-name="P98">Populate specific attributes you need. Each type below has the specifics</text:p>
        </text:list-item>
        <text:list-item>
          <text:p text:style-name="P98">Issue a <text:span text:style-name="T40">create_source</text:span> call. This will tidy up any missing essential information based on the type</text:p>
        </text:list-item>
        <text:list-item>
          <text:p text:style-name="P98">Either add it to the system claims, or invoke it with <text:span text:style-name="T40">get_claims(config., username)</text:span> and manage it yourself.</text:p>
        </text:list-item>
      </text:list>
      <text:h text:style-name="P88"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0">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2">&lt;/modules&gt; </text:span><text:s/></text:p>
      <text:p text:style-name="P74"/>
      <text:p text:style-name="P74">What does this do <text:span text:style-name="T63">to the workspace</text:span>? <text:span text:style-name="T63">Once QDL is up, you'll see i</text:span>t added several test variables:</text:p>
      <text:p text:style-name="Preformatted_20_Text"><text:s text:c="3"/>)vars -<text:span text:style-name="T63">m</text:span></text:p>
      <text:p text:style-name="Preformatted_20_Text">jwt#test_audience. <text:s/>jwt#test_claims. <text:s/>jwt#test_scopes. <text:s/>jwt#test_xas.</text:p>
      <text:p text:style-name="Text_20_body"/>
      <text:p text:style-name="P74">These are samples for audience, claims, scopes and extended attributes. </text:p>
      <text:p text:style-name="P74">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5">(If you have other modules, they will show up here too.)</text:p>
      <text:p text:style-name="P76">You can print out help for one of the modules e.g. as </text:p>
      <text:p text:style-name="Preformatted_20_Text"><text:span text:style-name="T61"><text:s text:c="3"/>)module </text:span><text:s/><text:span text:style-name="T61">claims -help</text:span></text:p>
      <text:p text:style-name="Preformatted_20_Text">// <text:span text:style-name="T61">tons of stuff</text:span></text:p>
      <text:p text:style-name="Text_20_body"/>
      <text:p text:style-name="P76"><text:soft-page-break/><text:span text:style-name="T63">And from the modules, there are a lot of functions. </text:span>To list all of the functions (<text:span text:style-name="T63">fully qualified by module, </text:span>limiting display with to 72 chars)</text:p>
      <text:p text:style-name="Preformatted_20_Text"><text:s text:c="5"/>)funcs -fq -m -w 72</text:p>
      <text:p text:style-name="Preformatted_20_Text">// <text:span text:style-name="T61">tons of stugg</text:span></text:p>
      <text:p text:style-name="P76"/>
      <text:p text:style-name="P76">Will spit out the lot of them, but here is the breakdown. </text:p>
      <text:p text:style-name="P76">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6"/>
      <text:p text:style-name="P76">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9"/>
      <text:p text:style-name="P19">You need (in order) <text:span text:style-name="T40">new_template, create_source, get_claims</text:span></text:p>
      <text:p text:style-name="Standard"/>
      <text:p text:style-name="P19">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6">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7">Once you have everything debugged and in your script, you should use the <text:span text:style-name="T40">check_syntax(string)</text:span> function. The argument is a string! This will run it through the parser looking for syntax errors. So if you have a QDL script at <text:span text:style-name="T40">/home/me/qdl/scripts/my_script.qdl </text:span>then issue </text:p>
      <text:p text:style-name="P11">check_syntax(<text:span text:style-name="T64">file_read('/home/me/qdl/scripts/my_script.qdl')</text:span>)</text:p>
      <text:p text:style-name="Text_20_body"/>
      <text:p text:style-name="P77">and either it will return nothing (means everything is ok) or it will return the error string from the parser. <text:s/>Not quite lint but boy is it helpful at times.</text:p>
      <text:p text:style-name="P77">Next step: Open up the examples and have this document for cross-reference. There are many, many examples and comments.</text:p>
      <text:h text:style-name="Heading_20_1" text:outline-level="1"><text:bookmark-start text:name="__RefHeading___Toc350664_127364881"/><text:span text:style-name="T63">Reference for </text:span>Claim Source attributes<text:bookmark-end text:name="__RefHeading___Toc350664_127364881"/></text:h>
      <text:h text:style-name="P90" text:outline-level="2"><text:bookmark-start text:name="__RefHeading___Toc350666_127364881"/>General attributes for all claim source objects<text:bookmark-end text:name="__RefHeading___Toc350666_127364881"/></text:h>
      <text:p text:style-name="P69"/>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272961307536">
            <table:table-cell table:style-name="Table5.A1" office:value-type="string">
              <text:p text:style-name="P54">name</text:p>
            </table:table-cell>
            <table:table-cell table:style-name="Table5.A1" office:value-type="string">
              <text:p text:style-name="P58">type</text:p>
            </table:table-cell>
            <table:table-cell table:style-name="Table5.A1" office:value-type="string">
              <text:p text:style-name="P58"><text:span text:style-name="T5">r</text:span>eq?</text:p>
            </table:table-cell>
            <table:table-cell table:style-name="Table5.A1" office:value-type="string">
              <text:p text:style-name="P58">default</text:p>
            </table:table-cell>
            <table:table-cell table:style-name="Table5.E1" office:value-type="string">
              <text:p text:style-name="P58">Description</text:p>
            </table:table-cell>
          </table:table-row>
        </table:table-header-rows>
        <table:table-row table:style-name="TableLine94272961830144">
          <table:table-cell table:style-name="Table5.A2" office:value-type="string">
            <text:p text:style-name="P46">enabled</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70">if this component is enabled. <text:span text:style-name="T58">Enabled means it will be processed,</text:span></text:p>
          </table:table-cell>
        </table:table-row>
        <table:table-row table:style-name="TableLine94272961841104">
          <table:table-cell table:style-name="Table5.A2" office:value-type="string">
            <text:p text:style-name="P46">fail_on_error</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F</text:p>
          </table:table-cell>
          <table:table-cell table:style-name="Table5.E2" office:value-type="string">
            <text:p text:style-name="P70"><text:span text:style-name="T57">i</text:span>n the case of some error (such as the underlying service is unavailable<text:span text:style-name="T57">)</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272961844080">
          <table:table-cell table:style-name="Table5.A2" office:value-type="string">
            <text:p text:style-name="P46">id</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70">a unique identifier for this that may be referenced. </text:p>
          </table:table-cell>
        </table:table-row>
        <table:table-row table:style-name="TableLine94272961848000">
          <table:table-cell table:style-name="Table5.A2" office:value-type="string">
            <text:p text:style-name="P46">name</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71">A name for this. This is not used by the system <text:soft-page-break/>so it is mostly to help you.</text:p>
          </table:table-cell>
        </table:table-row>
        <table:table-row table:style-name="TableLine94272961851920">
          <table:table-cell table:style-name="Table5.A2" office:value-type="string">
            <text:p text:style-name="P46">notify_on_fail</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70">If there is an error, notify the system administrators <text:span text:style-name="T57">via email</text:span>. </text:p>
          </table:table-cell>
        </table:table-row>
        <table:table-row table:style-name="TableLine94272961855840">
          <table:table-cell table:style-name="Table5.A2" office:value-type="string">
            <text:p text:style-name="P46">type</text:p>
          </table:table-cell>
          <table:table-cell table:style-name="Table5.A2" office:value-type="string">
            <text:p text:style-name="P46">S</text:p>
          </table:table-cell>
          <table:table-cell table:style-name="Table5.A2" office:value-type="string">
            <text:p text:style-name="P46">Y</text:p>
          </table:table-cell>
          <table:table-cell table:style-name="Table5.A2" office:value-type="string">
            <text:p text:style-name="P47">-</text:p>
          </table:table-cell>
          <table:table-cell table:style-name="Table5.E2" office:value-type="string">
            <text:p text:style-name="P72"><text:span text:style-name="T11">This</text:span> is the type of the claim source. Note that this must be specified or the entire claim source is rejected as invalid. Each of the given sources lists its type below. </text:p>
          </table:table-cell>
        </table:table-row>
      </table:table>
      <text:p text:style-name="P20"/>
      <text:p text:style-name="P17"><text:span text:style-name="T12">k</text:span><text:span text:style-name="T11">ey:</text:span></text:p>
      <text:p text:style-name="P17">B = Boolean</text:p>
      <text:p text:style-name="P18">N=Not required</text:p>
      <text:p text:style-name="P17">S = String</text:p>
      <text:p text:style-name="P18">Y = Required </text:p>
      <text:p text:style-name="P18"><text:s/></text:p>
      <text:p text:style-name="P17"><text:span text:style-name="T57">The function </text:span><text:span text:style-name="T41">create_source</text:span><text:span text:style-name="T57"> will examine the type of the configuration and assert defaults for all of these as indicated. <text:s/></text:span></text:p>
      <text:h text:style-name="P91" text:outline-level="2"><text:bookmark-start text:name="__RefHeading___Toc350668_127364881"/>Java Code<text:bookmark-end text:name="__RefHeading___Toc350668_127364881"/></text:h>
      <text:p text:style-name="P67"><text:span text:style-name="T56">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272961862768">
            <table:table-cell table:style-name="Table4.A1" office:value-type="string">
              <text:p text:style-name="P57">name</text:p>
            </table:table-cell>
            <table:table-cell table:style-name="Table4.A1" office:value-type="string">
              <text:p text:style-name="P57">type</text:p>
            </table:table-cell>
            <table:table-cell table:style-name="Table4.A1" office:value-type="string">
              <text:p text:style-name="P57">req?</text:p>
            </table:table-cell>
            <table:table-cell table:style-name="Table4.A1" office:value-type="string">
              <text:p text:style-name="P57">default</text:p>
            </table:table-cell>
            <table:table-cell table:style-name="Table4.A1" office:value-type="string">
              <text:p text:style-name="P57">description</text:p>
            </table:table-cell>
          </table:table-row>
        </table:table-header-rows>
        <table:table-row table:style-name="Table4.2">
          <table:table-cell table:style-name="Table4.A1" office:value-type="string">
            <text:p text:style-name="P42">java_class</text:p>
          </table:table-cell>
          <table:table-cell table:style-name="Table4.A1" office:value-type="string">
            <text:p text:style-name="P42">S</text:p>
          </table:table-cell>
          <table:table-cell table:style-name="Table4.A1" office:value-type="string">
            <text:p text:style-name="P42">Y</text:p>
          </table:table-cell>
          <table:table-cell table:style-name="Table4.A1" office:value-type="string">
            <text:p text:style-name="P27">--</text:p>
          </table:table-cell>
          <table:table-cell table:style-name="Table4.A1" office:value-type="string">
            <text:p text:style-name="P43">The full path to the java class</text:p>
          </table:table-cell>
        </table:table-row>
      </table:table>
      <text:p text:style-name="P67"/>
      <text:p text:style-name="P66">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86"/>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272961915776">
            <table:table-cell table:style-name="Table1.A1" office:value-type="string">
              <text:p text:style-name="P53">name</text:p>
            </table:table-cell>
            <table:table-cell table:style-name="Table1.A1" office:value-type="string">
              <text:p text:style-name="P56">type</text:p>
            </table:table-cell>
            <table:table-cell table:style-name="Table1.A1" office:value-type="string">
              <text:p text:style-name="P56"><text:span text:style-name="T2">r</text:span>eq​?</text:p>
            </table:table-cell>
            <table:table-cell table:style-name="Table1.A1" office:value-type="string">
              <text:p text:style-name="P56">default</text:p>
            </table:table-cell>
            <table:table-cell table:style-name="Table1.E1" office:value-type="string">
              <text:p text:style-name="P56">description</text:p>
            </table:table-cell>
          </table:table-row>
        </table:table-header-rows>
        <table:table-row table:style-name="TableLine94272961929216">
          <table:table-cell table:style-name="Table1.A2" office:value-type="string">
            <text:p text:style-name="P44">prefix</text:p>
          </table:table-cell>
          <table:table-cell table:style-name="Table1.A2" office:value-type="string">
            <text:p text:style-name="P24">S</text:p>
          </table:table-cell>
          <table:table-cell table:style-name="Table1.A2" office:value-type="string">
            <text:p text:style-name="P24">Y</text:p>
          </table:table-cell>
          <table:table-cell table:style-name="Table1.A2" office:value-type="string">
            <text:p text:style-name="P44">OIDC_CLAIM_</text:p>
          </table:table-cell>
          <table:table-cell table:style-name="Table1.E2" office:value-type="string">
            <text:p text:style-name="P45">Filter prefix for all claims. Any header that starts with this prefix will be returned.</text:p>
          </table:table-cell>
        </table:table-row>
      </table:table>
      <text:p text:style-name="P17"/>
      <text:h text:style-name="Heading_20_2" text:outline-level="2"><text:bookmark-start text:name="__RefHeading___Toc350672_127364881"/>File System <text:bookmark-end text:name="__RefHeading___Toc350672_127364881"/></text:h>
      <text:p text:style-name="P60">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272961933840">
            <table:table-cell table:style-name="Table2.A1" office:value-type="string">
              <text:p text:style-name="P52">name</text:p>
            </table:table-cell>
            <table:table-cell table:style-name="Table2.A1" office:value-type="string">
              <text:p text:style-name="P55">type</text:p>
            </table:table-cell>
            <table:table-cell table:style-name="Table2.A1" office:value-type="string">
              <text:p text:style-name="P55"><text:span text:style-name="T2">r</text:span>eq​?</text:p>
            </table:table-cell>
            <table:table-cell table:style-name="Table2.A1" office:value-type="string">
              <text:p text:style-name="P55">default</text:p>
            </table:table-cell>
            <table:table-cell table:style-name="Table2.E1" office:value-type="string">
              <text:p text:style-name="P55">description</text:p>
            </table:table-cell>
          </table:table-row>
        </table:table-header-rows>
        <table:table-row table:style-name="TableLine94272961964592">
          <table:table-cell table:style-name="Table2.A2" office:value-type="string">
            <text:p text:style-name="P23"><text:bookmark-start text:name="__DdeLink__836617_1202563170"/>file_path<text:bookmark-end text:name="__DdeLink__836617_1202563170"/></text:p>
          </table:table-cell>
          <table:table-cell table:style-name="Table2.A2" office:value-type="string">
            <text:p text:style-name="P23">S</text:p>
          </table:table-cell>
          <table:table-cell table:style-name="Table2.A2" office:value-type="string">
            <text:p text:style-name="P23">Y</text:p>
          </table:table-cell>
          <table:table-cell table:style-name="Table2.A2" office:value-type="string">
            <text:p text:style-name="P26">--</text:p>
          </table:table-cell>
          <table:table-cell table:style-name="Table2.E2" office:value-type="string">
            <text:p text:style-name="P25">This is the local <text:span text:style-name="T3">absolute </text:span>path on the server to a file containing attributes about a user. The file must be <text:soft-page-break/>accessible to the system at runtime.</text:p>
          </table:table-cell>
        </table:table-row>
        <table:table-row table:style-name="TableLine94272961968032">
          <table:table-cell table:style-name="Table2.A2" office:value-type="string">
            <text:p text:style-name="P50">claims</text:p>
          </table:table-cell>
          <table:table-cell table:style-name="Table2.A2" office:value-type="string">
            <text:p text:style-name="P50">Stem</text:p>
          </table:table-cell>
          <table:table-cell table:style-name="Table2.A2" office:value-type="string">
            <text:p text:style-name="P50">N</text:p>
          </table:table-cell>
          <table:table-cell table:style-name="Table2.A2" office:value-type="string">
            <text:p text:style-name="P26">--</text:p>
          </table:table-cell>
          <table:table-cell table:style-name="Table2.E2" office:value-type="string">
            <text:p text:style-name="P51">A stem of the claims. You may either specify this directly or specify a file_path. </text:p>
          </table:table-cell>
        </table:table-row>
        <table:table-row table:style-name="TableLine94272961969168">
          <table:table-cell table:style-name="Table2.A2" office:value-type="string">
            <text:p text:style-name="P28"><text:bookmark-start text:name="__DdeLink__857199_1332219333"/>claim_key<text:bookmark-end text:name="__DdeLink__857199_1332219333"/></text:p>
          </table:table-cell>
          <table:table-cell table:style-name="Table2.A2" office:value-type="string">
            <text:p text:style-name="P23">S</text:p>
          </table:table-cell>
          <table:table-cell table:style-name="Table2.A2" office:value-type="string">
            <text:p text:style-name="P28">N</text:p>
          </table:table-cell>
          <table:table-cell table:style-name="Table2.A2" office:value-type="string">
            <text:p text:style-name="P28">sub</text:p>
          </table:table-cell>
          <table:table-cell table:style-name="Table2.E2" office:value-type="string">
            <text:p text:style-name="P29">The name of the claim that will be used for fetching information. This defaults to the sub claim – the name the user used when authenticating. </text:p>
          </table:table-cell>
        </table:table-row>
        <table:table-row table:style-name="TableLine94272961970432">
          <table:table-cell table:style-name="Table2.A2" office:value-type="string">
            <text:p text:style-name="P30">use_<text:span text:style-name="T4">d</text:span>efault</text:p>
          </table:table-cell>
          <table:table-cell table:style-name="Table2.A2" office:value-type="string">
            <text:p text:style-name="P30">B</text:p>
          </table:table-cell>
          <table:table-cell table:style-name="Table2.A2" office:value-type="string">
            <text:p text:style-name="P30">N</text:p>
          </table:table-cell>
          <table:table-cell table:style-name="Table2.A2" office:value-type="string">
            <text:p text:style-name="P28">--</text:p>
          </table:table-cell>
          <table:table-cell table:style-name="Table2.E2" office:value-type="string">
            <text:p text:style-name="P31">If a user is not found, return a default set of claims</text:p>
          </table:table-cell>
        </table:table-row>
        <table:table-row table:style-name="TableLine94272961971728">
          <table:table-cell table:style-name="Table2.A2" office:value-type="string">
            <text:p text:style-name="P30">default_<text:span text:style-name="T4">c</text:span>laim</text:p>
          </table:table-cell>
          <table:table-cell table:style-name="Table2.A2" office:value-type="string">
            <text:p text:style-name="P30">S</text:p>
          </table:table-cell>
          <table:table-cell table:style-name="Table2.A2" office:value-type="string">
            <text:p text:style-name="P30">N</text:p>
          </table:table-cell>
          <table:table-cell table:style-name="Table2.A2" office:value-type="string">
            <text:p text:style-name="P30">--</text:p>
          </table:table-cell>
          <table:table-cell table:style-name="Table2.E2" office:value-type="string">
            <text:p text:style-name="P31">The name for the default set of claims</text:p>
          </table:table-cell>
        </table:table-row>
      </table:table>
      <text:p text:style-name="P60"/>
      <text:h text:style-name="P92" text:outline-level="3"><text:bookmark-start text:name="__RefHeading___Toc350674_127364881"/>Claim file format<text:bookmark-end text:name="__RefHeading___Toc350674_127364881"/></text:h>
      <text:p text:style-name="P59">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60"/>
      <text:p text:style-name="P59">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5"><text:span text:style-name="T21">Caveat.</text:span><text:span text:style-name="T36"> If you get the claims 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pan></text:p>
      <text:h text:style-name="Heading_20_2" text:outline-level="2"><text:bookmark-start text:name="__RefHeading___Toc350676_127364881"/>NCSA <text:bookmark-end text:name="__RefHeading___Toc350676_127364881"/></text:h>
      <text:p text:style-name="P61"><text:span text:style-name="T7">T</text:span>ype = 'ncsa'</text:p>
      <text:p text:style-name="P65">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5">This is probably the most complex and flexible of them. This is also why the <text:span text:style-name="T40">create_source</text:span> function exists: You can set just a few of the attributes you need, and that will fill in all the other default values for you.</text:p>
      <text:p text:style-name="P63">Type = 'ldap'</text:p>
      <table:table table:name="Table3" table:style-name="Table3">
        <table:table-column table:style-name="Table3.A"/>
        <table:table-column table:style-name="Table3.B"/>
        <table:table-column table:style-name="Table3.C"/>
        <table:table-row table:style-name="TableLine94272961974320">
          <table:table-cell table:style-name="Table3.A1" office:value-type="string">
            <text:p text:style-name="P32">Name</text:p>
          </table:table-cell>
          <table:table-cell table:style-name="Table3.A1" office:value-type="string">
            <text:p text:style-name="P32"><text:span text:style-name="T2">r</text:span>eq?</text:p>
          </table:table-cell>
          <table:table-cell table:style-name="Table3.C1" office:value-type="string">
            <text:p text:style-name="P32">Description</text:p>
          </table:table-cell>
        </table:table-row>
        <table:table-row table:style-name="TableLine94272962038992">
          <table:table-cell table:style-name="Table3.A2" office:value-type="string">
            <text:p text:style-name="P62">auth_type</text:p>
          </table:table-cell>
          <table:table-cell table:style-name="Table3.A2" office:value-type="string">
            <text:p text:style-name="P33">Y</text:p>
          </table:table-cell>
          <table:table-cell table:style-name="Table3.C2" office:value-type="string">
            <text:p text:style-name="P34">The <text:span text:style-name="T8">authorization</text:span> type. Values are <text:span text:style-name="T9">none</text:span><text:span text:style-name="T11">, </text:span><text:span text:style-name="T9">simple</text:span><text:span text:style-name="T14"> </text:span><text:span text:style-name="T22"><text:s/>or </text:span><text:span text:style-name="T23">strong</text:span></text:p>
          </table:table-cell>
        </table:table-row>
        <text:soft-page-break/>
        <table:table-row table:style-name="TableLine94272962040800">
          <table:table-cell table:style-name="Table3.A2" office:value-type="string">
            <text:p text:style-name="P62">address</text:p>
          </table:table-cell>
          <table:table-cell table:style-name="Table3.A2" office:value-type="string">
            <text:p text:style-name="P33">Y</text:p>
          </table:table-cell>
          <table:table-cell table:style-name="Table3.C2" office:value-type="string">
            <text:p text:style-name="P34">The address of the server</text:p>
          </table:table-cell>
        </table:table-row>
        <table:table-row table:style-name="TableLine94272962041600">
          <table:table-cell table:style-name="Table3.A2" office:value-type="string">
            <text:p text:style-name="P62">port</text:p>
          </table:table-cell>
          <table:table-cell table:style-name="Table3.A2" office:value-type="string">
            <text:p text:style-name="P33">N</text:p>
          </table:table-cell>
          <table:table-cell table:style-name="Table3.C2" office:value-type="string">
            <text:p text:style-name="P34">The port. Default is 636</text:p>
          </table:table-cell>
        </table:table-row>
        <table:table-row table:style-name="TableLine94272962042448">
          <table:table-cell table:style-name="Table3.A2" office:value-type="string">
            <text:p text:style-name="P62">claim_name</text:p>
          </table:table-cell>
          <table:table-cell table:style-name="Table3.A2" office:value-type="string">
            <text:p text:style-name="P35">N</text:p>
          </table:table-cell>
          <table:table-cell table:style-name="Table3.C2" office:value-type="string">
            <text:p text:style-name="P36">The value of the claim to pass in the search. Default is the <text:span text:style-name="T16">username</text:span><text:span text:style-name="T25"> claim, </text:span><text:span text:style-name="T15">i.e.</text:span><text:span text:style-name="T25">, the name the user used to log in.</text:span> </text:p>
          </table:table-cell>
        </table:table-row>
        <table:table-row table:style-name="TableLine94272962043248">
          <table:table-cell table:style-name="Table3.A2" office:value-type="string">
            <text:p text:style-name="P62">search_base</text:p>
          </table:table-cell>
          <table:table-cell table:style-name="Table3.A2" office:value-type="string">
            <text:p text:style-name="P35">Y</text:p>
          </table:table-cell>
          <table:table-cell table:style-name="Table3.C2" office:value-type="string">
            <text:p text:style-name="P38">The path in LDAP where to start this search. </text:p>
          </table:table-cell>
        </table:table-row>
        <table:table-row table:style-name="TableLine94272962044000">
          <table:table-cell table:style-name="Table3.A2" office:value-type="string">
            <text:p text:style-name="P62"><text:span text:style-name="T37">ldap</text:span>_name</text:p>
          </table:table-cell>
          <table:table-cell table:style-name="Table3.A2" office:value-type="string">
            <text:p text:style-name="P39">N</text:p>
          </table:table-cell>
          <table:table-cell table:style-name="Table3.C2" office:value-type="string">
            <text:p text:style-name="P40">The name of the attribute in LDAP to search on. <text:span text:style-name="T38">This defaults to </text:span><text:span text:style-name="T17">uid</text:span><text:span text:style-name="T26">.</text:span></text:p>
          </table:table-cell>
        </table:table-row>
        <table:table-row table:style-name="TableLine94272962044880">
          <table:table-cell table:style-name="Table3.A2" office:value-type="string">
            <text:p text:style-name="P62">password</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4272962045840">
          <table:table-cell table:style-name="Table3.A2" office:value-type="string">
            <text:p text:style-name="P81">filter</text:p>
          </table:table-cell>
          <table:table-cell table:style-name="Table3.A2" office:value-type="string">
            <text:p text:style-name="P48">N</text:p>
          </table:table-cell>
          <table:table-cell table:style-name="Table3.C2" office:value-type="string">
            <text:p text:style-name="P49">The search filter.</text:p>
          </table:table-cell>
        </table:table-row>
        <table:table-row table:style-name="TableLine94272962046720">
          <table:table-cell table:style-name="Table3.A2" office:value-type="string">
            <text:p text:style-name="P62">username</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4272962047680">
          <table:table-cell table:style-name="Table3.A2" office:value-type="string">
            <text:p text:style-name="P62">search_attributes.</text:p>
          </table:table-cell>
          <table:table-cell table:style-name="Table3.A2" office:value-type="string">
            <text:p text:style-name="P35">N</text:p>
          </table:table-cell>
          <table:table-cell table:style-name="Table3.C2" office:value-type="string">
            <text:p text:style-name="P34">The names in LDAP of the attributes to return. <text:span text:style-name="T8">Omitting returns </text:span><text:span text:style-name="T18">all</text:span><text:span text:style-name="T27"> LDAP attributes!</text:span></text:p>
          </table:table-cell>
        </table:table-row>
        <table:table-row table:style-name="TableLine94272962048640">
          <table:table-cell table:style-name="Table3.A2" office:value-type="string">
            <text:p text:style-name="P80"><text:span text:style-name="T73">group</text:span><text:span text:style-name="T72">s</text:span><text:span text:style-name="T73">.</text:span></text:p>
          </table:table-cell>
          <table:table-cell table:style-name="Table3.A2" office:value-type="string">
            <text:p text:style-name="P35">N</text:p>
          </table:table-cell>
          <table:table-cell table:style-name="Table3.C2" office:value-type="string">
            <text:p text:style-name="P34">The names of attributes in LDAP that represent groups</text:p>
          </table:table-cell>
        </table:table-row>
        <table:table-row table:style-name="TableLine94272962049600">
          <table:table-cell table:style-name="Table3.A2" office:value-type="string">
            <text:p text:style-name="P62">rename.</text:p>
          </table:table-cell>
          <table:table-cell table:style-name="Table3.A2" office:value-type="string">
            <text:p text:style-name="P35">N</text:p>
          </table:table-cell>
          <table:table-cell table:style-name="Table3.C2" office:value-type="string">
            <text:p text:style-name="P34">Rename the LDAP attributes as claims. <text:span text:style-name="T71">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272962050560">
          <table:table-cell table:style-name="Table3.A2" office:value-type="string">
            <text:p text:style-name="P62">list<text:span text:style-name="T75">s</text:span>.</text:p>
          </table:table-cell>
          <table:table-cell table:style-name="Table3.A2" office:value-type="string">
            <text:p text:style-name="P35">N</text:p>
          </table:table-cell>
          <table:table-cell table:style-name="Table3.C2" office:value-type="string">
            <text:p text:style-name="P34">The names of attributes in LDAP that should be treated as lists (so multi-valued)</text:p>
          </table:table-cell>
        </table:table-row>
        <table:table-row table:style-name="TableLine94272962051520">
          <table:table-cell table:style-name="Table3.A2" office:value-type="string">
            <text:p text:style-name="P62">context</text:p>
          </table:table-cell>
          <table:table-cell table:style-name="Table3.A2" office:value-type="string">
            <text:p text:style-name="P37">N</text:p>
          </table:table-cell>
          <table:table-cell table:style-name="Table3.C2" office:value-type="string">
            <text:p text:style-name="P41">the name of the LDAP context or object to search. Very necessary when you need it, <text:span text:style-name="T39">but can be ignored most of the time.</text:span></text:p>
          </table:table-cell>
        </table:table-row>
      </table:table>
      <text:p text:style-name="P64"/>
      <text:p text:style-name="P79"><text:span text:style-name="T7">address</text:span><text:span text:style-name="T55"> is a </text:span><text:span text:style-name="T7">comma separated</text:span><text:span text:style-name="T55"> list of addresses. These will be tried consecutively until one of them works or all of them fail. This allows for fail over servers to be specified and treated as a unit.</text:span></text:p>
      <text:p text:style-name="P21">Caveat:<text:span text:style-name="T25"> If you want to rename attributes, you must explicitly list all attributes in </text:span><text:span text:style-name="T44">search_attributes.</text:span><text:span text:style-name="T25"> You cannot (at this point) </text:span><text:span text:style-name="T30">omit the attributes (to </text:span><text:span text:style-name="T25">just get everything for an entry</text:span><text:span text:style-name="T30">)</text:span><text:span text:style-name="T25"> and rename some of them. </text:span></text:p>
      <text:p text:style-name="P2">Filters</text:p>
      <text:p text:style-name="P82">There is a <text:a xlink:type="simple" xlink:href="http://www.ldapexplorer.com/en/manual/109010000-ldap-filter-syntax.htm" text:style-name="Internet_20_link" text:visited-style-name="Visited_20_Internet_20_Link">complete syntax</text:a> for filters <text:span text:style-name="T84">which use NPN (Normal Polish Notation)</text:span>. There are two main ways to create them.</text:p>
      <text:list xml:id="list3446576291" text:style-name="L3">
        <text:list-item>
          <text:p text:style-name="P99"><text:span text:style-name="T76">Have a very basic match constructed. If you set </text:span><text:span text:style-name="T40">claim_name</text:span> <text:span text:style-name="T76">and </text:span><text:span text:style-name="T40">ldap_name</text:span> <text:span text:style-name="T76">then a basic search filter </text:span><text:span text:style-name="T84">consisting of a single criteri</text:span><text:span text:style-name="T85">on</text:span><text:span text:style-name="T84"> is created and used</text:span><text:span text:style-name="T76"><text:line-break/> <text:line-break/></text:span><text:span text:style-name="T51">(ldap_name=</text:span><text:span text:style-name="T52">claims.</text:span><text:span text:style-name="T51">claim_name)<text:line-break/><text:line-break/></text:span>i.e. the<text:span text:style-name="T53"> claim_name </text:span>is taken from the<text:span text:style-name="T53"> claims.<text:line-break/></text:span><text:soft-page-break/><text:span text:style-name="T51"><text:line-break/></text:span>E.g.<text:line-break/><text:span text:style-name="T53"><text:line-break/>ldap.</text:span><text:span text:style-name="Emphasis"><text:span text:style-name="T45">'</text:span></text:span><text:span text:style-name="T53">claim_name</text:span><text:span text:style-name="Emphasis"><text:span text:style-name="T45">' </text:span></text:span><text:span text:style-name="Emphasis"><text:span text:style-name="T46">:</text:span></text:span><text:span text:style-name="Emphasis"><text:span text:style-name="T47">= </text:span></text:span><text:span text:style-name="Emphasis"><text:span text:style-name="T46">'</text:span></text:span><text:span text:style-name="Emphasis"><text:span text:style-name="T47">eppn</text:span></text:span><text:span text:style-name="Emphasis"><text:span text:style-name="T46">'<text:line-break/> </text:span></text:span><text:span text:style-name="Emphasis"><text:span text:style-name="T47">ldap.</text:span></text:span><text:span text:style-name="Emphasis"><text:span text:style-name="T46">'</text:span></text:span><text:span text:style-name="Emphasis"><text:span text:style-name="T47">ldap_name</text:span></text:span><text:span text:style-name="Emphasis"><text:span text:style-name="T46">' :</text:span></text:span><text:span text:style-name="Emphasis"><text:span text:style-name="T47">= </text:span></text:span><text:span text:style-name="Emphasis"><text:span text:style-name="T46">'</text:span></text:span><text:span text:style-name="Emphasis"><text:span text:style-name="T47">voPersonExternalID</text:span></text:span><text:span text:style-name="Emphasis"><text:span text:style-name="T46">';<text:line-break/><text:line-break/></text:span></text:span><text:span text:style-name="Emphasis"><text:span text:style-name="T25">constructs the query<text:line-break/></text:span></text:span><text:span text:style-name="Emphasis"><text:span text:style-name="T47"><text:line-break/>(voPersonExternalID=bob@bsu.edu)<text:line-break/><text:line-break/></text:span></text:span><text:span text:style-name="Emphasis"><text:span text:style-name="T25">Assuming that <text:s/></text:span></text:span><text:span text:style-name="Emphasis"><text:span text:style-name="T49">claims.</text:span></text:span><text:span text:style-name="Emphasis"><text:span text:style-name="T45">'</text:span></text:span><text:span text:style-name="Emphasis"><text:span text:style-name="T48">eppn</text:span></text:span><text:span text:style-name="Emphasis"><text:span text:style-name="T46">' </text:span></text:span><text:span text:style-name="Emphasis"><text:span text:style-name="T47">==</text:span></text:span><text:span text:style-name="Emphasis"><text:span text:style-name="T25"> </text:span></text:span><text:span text:style-name="Emphasis"><text:span text:style-name="T48">'bob@bsu.edu'</text:span></text:span><text:span text:style-name="Emphasis"><text:span text:style-name="T25">;</text:span></text:span></text:p>
        </text:list-item>
        <text:list-item>
          <text:p text:style-name="P100"><text:span text:style-name="T76">Setting the </text:span><text:span text:style-name="T43">filter</text:span><text:span text:style-name="T76"> attribute uses that </text:span><text:span text:style-name="T20">exactly</text:span><text:span text:style-name="T33"> and will ignore creating them as in step 1, even if those attributes are set. </text:span></text:p>
        </text:list-item>
      </text:list>
      <text:p text:style-name="P3">Example <text:span text:style-name="T87">1</text:span></text:p>
      <text:p text:style-name="P83"><text:span text:style-name="T84">This defines a function that makes a set of </text:span><text:span text:style-name="T85">simple criteria </text:span><text:span text:style-name="T84">that can be stuck together with logical connectors (&amp; </text:span><text:span text:style-name="T85">or</text:span><text:span text:style-name="T84"> | ) to make more or less any filter you want. Then it is used in an example to construct the specific filter</text:span></text:p>
      <text:p text:style-name="P14"><text:span text:style-name="T81"><text:s text:c="3"/>// </text:span><text:span text:style-name="T86">concatenate the arguments, which can be stems:</text:span></text:p>
      <text:p text:style-name="P14"><text:s text:c="3"/><text:span text:style-name="T65">criteria</text:span><text:span text:style-name="T81">(</text:span><text:span text:style-name="T86">key</text:span><text:span text:style-name="T81">, op, </text:span><text:span text:style-name="T66">value</text:span><text:span text:style-name="T81">) -&gt; reduce(@+, '(' + </text:span><text:span text:style-name="T86">key</text:span><text:span text:style-name="T81"> + op + </text:span><text:span text:style-name="T86">value</text:span><text:span text:style-name="T81"> + ')'); </text:span></text:p>
      <text:p text:style-name="Preformatted_20_Text"><text:s text:c="3"/><text:span text:style-name="T81">op. := {*:'='}; // sets default </text:span><text:span text:style-name="T86">value</text:span></text:p>
      <text:p text:style-name="Preformatted_20_Text"><text:s text:c="3"/><text:span text:style-name="T81">op.2 := '&lt;='; // </text:span><text:span text:style-name="T86">element 2 is inequality, not equality</text:span></text:p>
      <text:p text:style-name="P12"><text:span text:style-name="T82"><text:s text:c="4"/></text:span>keys. :=<text:span text:style-name="T83"> </text:span><text:span text:style-name="Emphasis"><text:span text:style-name="T78">['uid', 'voPersonExternalID', 'storageQuota'];</text:span></text:span></text:p>
      <text:p text:style-name="P12"><text:span text:style-name="Emphasis"><text:span text:style-name="T78"><text:s text:c="3"/>values. := ['user_547', 'bob@bgsu.edu', 100000];</text:span></text:span></text:p>
      <text:p text:style-name="P13"><text:span text:style-name="Emphasis"><text:span text:style-name="T77"><text:s text:c="3"/></text:span></text:span><text:span text:style-name="Emphasis"><text:span text:style-name="T78">s := </text:span></text:span><text:span text:style-name="Emphasis"><text:span text:style-name="T69">criteria</text:span></text:span><text:span text:style-name="Emphasis"><text:span text:style-name="T77">(</text:span></text:span><text:span text:style-name="Emphasis"><text:span text:style-name="T78">keys.</text:span></text:span><text:span text:style-name="Emphasis"><text:span text:style-name="T77">, op., </text:span></text:span><text:span text:style-name="Emphasis"><text:span text:style-name="T78">values.</text:span></text:span><text:span text:style-name="Emphasis"><text:span text:style-name="T77">);</text:span></text:span></text:p>
      <text:p text:style-name="P13"><text:span text:style-name="Emphasis"><text:span text:style-name="T77"><text:s text:c="3"/></text:span></text:span><text:span text:style-name="Emphasis"><text:span text:style-name="T79">s; // display the result</text:span></text:span></text:p>
      <text:p text:style-name="Preformatted_20_Text"><text:span text:style-name="Emphasis"><text:span text:style-name="T77">(uid=user_547)(voPersonExternalID=bob@bgsu.edu)(storageQuota&lt;=100000)</text:span></text:span></text:p>
      <text:p text:style-name="Standard"><text:span text:style-name="Emphasis"/></text:p>
      <text:p text:style-name="Standard"><text:span text:style-name="Emphasis"><text:span text:style-name="T25">So </text:span></text:span><text:span text:style-name="Emphasis"><text:span text:style-name="T31">t</text:span></text:span><text:span text:style-name="Emphasis"><text:span text:style-name="T25">his </text:span></text:span><text:span text:style-name="Emphasis"><text:span text:style-name="T31">would be fine</text:span></text:span></text:p>
      <text:p text:style-name="Standard"><text:span text:style-name="Emphasis"><text:span text:style-name="T31"/></text:span></text:p>
      <text:p text:style-name="P12"><text:span text:style-name="Emphasis"><text:span text:style-name="T31"><text:s text:c="6"/>ldap_c</text:span></text:span><text:span text:style-name="Emphasis"><text:span text:style-name="T68">fg</text:span></text:span><text:span text:style-name="Emphasis"><text:span text:style-name="T31">. := new_template('ldap');</text:span></text:span></text:p>
      <text:p text:style-name="P12"><text:span text:style-name="Emphasis"><text:span text:style-name="T31">ldap_cfg.</text:span></text:span><text:span text:style-name="Emphasis"><text:span text:style-name="T32">filter</text:span></text:span><text:span text:style-name="Emphasis"><text:span text:style-name="T31"> := <text:s/>'(|' + <text:s/>s + ')';</text:span></text:span></text:p>
      <text:p text:style-name="P22"><text:span text:style-name="Emphasis"><text:span text:style-name="T31"/></text:span></text:p>
      <text:p text:style-name="Heading"><text:span text:style-name="Emphasis"><text:span text:style-name="T25">Example 2</text:span></text:span></text:p>
      <text:p text:style-name="P84"><text:span text:style-name="Emphasis"><text:span text:style-name="T34">Create the following</text:span></text:span></text:p>
      <text:p text:style-name="Preformatted_20_Text"><text:span text:style-name="Emphasis"><text:span text:style-name="T25">(|(uid=http://cilogon.org/serverT/users/2604273)(voPersonExternalID=http://cilogon.org/serverT/users/2604273)) </text:span></text:span></text:p>
      <text:p text:style-name="Standard"><text:span text:style-name="Emphasis"/></text:p>
      <text:p text:style-name="Heading"><text:span text:style-name="Emphasis"><text:span text:style-name="T25">Solution</text:span></text:span></text:p>
      <text:p text:style-name="P84"><text:span text:style-name="Emphasis"><text:span text:style-name="T34">Define a function to slap together </text:span></text:span><text:span text:style-name="Emphasis"><text:span text:style-name="T35">(um, concatenate with </text:span></text:span><text:span text:style-name="Emphasis"><text:span text:style-name="T24">+</text:span></text:span><text:span text:style-name="Emphasis"><text:span text:style-name="T35">) </text:span></text:span><text:span text:style-name="Emphasis"><text:span text:style-name="T34">attributes and values then put </text:span></text:span><text:span text:style-name="Emphasis"><text:span text:style-name="T50">(| )</text:span></text:span><text:span text:style-name="Emphasis"><text:span text:style-name="T34"> around them:</text:span></text:span></text:p>
      <text:p text:style-name="Preformatted_20_Text"><text:span text:style-name="Teletype"><text:span text:style-name="T25">filter_or(attr, value)-&gt;'(|' + reduce(@+, '(' + attr + '=' + value + ')') + ')';</text:span></text:span></text:p>
      <text:p text:style-name="Standard"><text:span text:style-name="Teletype"/></text:p>
      <text:p text:style-name="Standard"><text:span text:style-name="Teletype"><text:span text:style-name="T88">In </text:span></text:span><text:span text:style-name="Teletype"><text:span text:style-name="T89">c</text:span></text:span><text:span text:style-name="Teletype"><text:span text:style-name="T88">onte</text:span></text:span><text:span text:style-name="Teletype"><text:span text:style-name="T89">xt you would use this (assuming that </text:span></text:span><text:span text:style-name="Teletype"><text:span text:style-name="T54">claim.sub</text:span></text:span><text:span text:style-name="Teletype"><text:span text:style-name="T89"> contained the identifier) as</text:span></text:span></text:p>
      <text:p text:style-name="Standard"><text:soft-page-break/><text:span text:style-name="Teletype"><text:span text:style-name="T89"/></text:span></text:p>
      <text:p text:style-name="P16"><text:span text:style-name="Teletype"><text:span text:style-name="T80">filter_or(attr, value)-&gt;'(|' + reduce(@+, '(' + attr + '=' + value + ')') + ')';</text:span></text:span></text:p>
      <text:p text:style-name="P15"><text:span text:style-name="Teletype"><text:span text:style-name="T54"><text:s text:c="9"/>cfg. := new_template('</text:span></text:span><text:span text:style-name="Teletype"><text:span text:style-name="T67">ldap</text:span></text:span><text:span text:style-name="Teletype"><text:span text:style-name="T54">');<text:line-break/> <text:s text:c="4"/>cfg.port := 636;</text:span></text:span></text:p>
      <text:p text:style-name="P15"><text:span text:style-name="Teletype"><text:span text:style-name="T54"><text:s text:c="3"/>cfg.filter := </text:span></text:span><text:span text:style-name="Emphasis"><text:span text:style-name="T50">filter_or([</text:span></text:span><text:span text:style-name="Teletype"><text:span text:style-name="T80">'</text:span></text:span><text:span text:style-name="Emphasis"><text:span text:style-name="T50">uid</text:span></text:span><text:span text:style-name="Teletype"><text:span text:style-name="T80">','</text:span></text:span><text:span text:style-name="Emphasis"><text:span text:style-name="T50">voPersonExternalID</text:span></text:span><text:span text:style-name="Teletype"><text:span text:style-name="T80">'], claims.'sub');</text:span></text:span></text:p>
      <text:p text:style-name="P15"><text:span text:style-name="Teletype"><text:span text:style-name="T80"><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3-03-31T13:36:52.658320423</dc:date>
    <meta:editing-duration>P46DT6H54M2S</meta:editing-duration>
    <meta:editing-cycles>29</meta:editing-cycles>
    <meta:generator>LibreOffice/6.4.7.2$Linux_X86_64 LibreOffice_project/40$Build-2</meta:generator>
    <meta:document-statistic meta:table-count="5" meta:image-count="0" meta:object-count="0" meta:page-count="9" meta:paragraph-count="293" meta:word-count="1917" meta:character-count="12151" meta:non-whitespace-character-count="10169"/>
  </office:meta>
</office:document-meta>
</file>